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25in"/>
    </style:style>
    <style:style style:name="co2" style:family="table-column">
      <style:table-column-properties fo:break-before="auto" style:column-width="1.2189in"/>
    </style:style>
    <style:style style:name="co3" style:family="table-column">
      <style:table-column-properties fo:break-before="auto" style:column-width="15.8957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bfbfbf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413in double #000000" style:border-line-width-bottom="0.0138in 0.0138in 0.0138in" style:diagonal-bl-tr="none" style:diagonal-tl-br="none" fo:border-left="none" fo:border-right="none" style:rotation-align="none" fo:border-top="none"/>
    </style:style>
    <style:style style:name="ce3" style:family="table-cell" style:parent-style-name="Excel_20_Built-in_20_Normal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00b05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413in double #000000" style:border-line-width-bottom="0.0138in 0.0138in 0.0138in" fo:background-color="#7030a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bfbfbf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Iteration</text:p>
          </table:table-cell>
          <table:table-cell table:style-name="ce1" office:value-type="string">
            <text:p>Ph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office:value-type="string">
            <text:p>StringCalculatorTest</text:p>
          </table:table-cell>
          <table:table-cell table:number-columns-repeated="1021"/>
        </table:table-row>
        <table:table-row table:style-name="ro3">
          <table:table-cell office:value-type="float" office:value="1">
            <text:p>1</text:p>
          </table:table-cell>
          <table:table-cell table:style-name="ce3" office:value-type="string">
            <text:p>TEST</text:p>
          </table:table-cell>
          <table:table-cell office:value-type="string">
            <text:p>Kiprobalom, hogy ha ures String-et adok meg, 0-t kapok-e.</text:p>
          </table:table-cell>
          <table:table-cell table:number-columns-repeated="1021"/>
        </table:table-row>
        <table:table-row table:style-name="ro3">
          <table:table-cell office:value-type="float" office:value="1">
            <text:p>1</text:p>
          </table:table-cell>
          <table:table-cell table:style-name="ce4" office:value-type="string">
            <text:p>CODE</text:p>
          </table:table-cell>
          <table:table-cell office:value-type="string">
            <text:p>Beegetem a return 0-t.</text:p>
          </table:table-cell>
          <table:table-cell table:number-columns-repeated="102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string">
            <text:p>TEST</text:p>
          </table:table-cell>
          <table:table-cell table:style-name="ce7" office:value-type="string">
            <text:p>Kiprobalom, hogy ha “1”-et adok meg, 1-et kapok e.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A return 0-t beteszem feltetelbe, ha ures string az input, egyebkent return 1.</text:p>
          </table:table-cell>
          <table:table-cell table:number-columns-repeated="1021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Megszuntetem a duplikaciot, mert 1-et varok es 1-et adok vissza. Modositom az add-ot, hogy return 1 helyett adja vissza az inputot, int-te kasztolva</text:p>
          </table:table-cell>
          <table:table-cell table:number-columns-repeated="1021"/>
        </table:table-row>
        <table:table-row table:style-name="ro3">
          <table:table-cell office:value-type="float" office:value="3">
            <text:p>3</text:p>
          </table:table-cell>
          <table:table-cell table:style-name="ce3" office:value-type="string">
            <text:p>TEST</text:p>
          </table:table-cell>
          <table:table-cell table:style-name="ce7" office:value-type="string">
            <text:p>Kiprobalom, hogy ha “2”-et adok meg, 2-et kapok e.</text:p>
          </table:table-cell>
          <table:table-cell table:number-columns-repeated="1021"/>
        </table:table-row>
        <table:table-row table:style-name="ro3">
          <table:table-cell office:value-type="float" office:value="3">
            <text:p>3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incs szukseg kodra.</text:p>
          </table:table-cell>
          <table:table-cell table:number-columns-repeated="1021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3">
          <table:table-cell office:value-type="float" office:value="4">
            <text:p>4</text:p>
          </table:table-cell>
          <table:table-cell table:style-name="ce3" office:value-type="string">
            <text:p>TEST</text:p>
          </table:table-cell>
          <table:table-cell table:style-name="ce7" office:value-type="string">
            <text:p>Kiprobalom, hogy ha tobbjegyu szamot adok meg akkor mukodik-e ( pl. “51” = 51 ).</text:p>
          </table:table-cell>
          <table:table-cell table:number-columns-repeated="1021"/>
        </table:table-row>
        <table:table-row table:style-name="ro3">
          <table:table-cell office:value-type="float" office:value="4">
            <text:p>4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incs szukseg kodra.</text:p>
          </table:table-cell>
          <table:table-cell table:number-columns-repeated="1021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3">
          <table:table-cell office:value-type="float" office:value="5">
            <text:p>5</text:p>
          </table:table-cell>
          <table:table-cell table:style-name="ce3" office:value-type="string">
            <text:p>TEST</text:p>
          </table:table-cell>
          <table:table-cell table:style-name="ce7" office:value-type="string">
            <text:p>Kiprobalom, hogy ha 2 egyjegyu szamot adok meg, megkapom e az osszeguket ( pl. “1,2” = 3 )</text:p>
          </table:table-cell>
          <table:table-cell table:number-columns-repeated="1021"/>
        </table:table-row>
        <table:table-row table:style-name="ro3">
          <table:table-cell office:value-type="float" office:value="5">
            <text:p>5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Ahelyett, hogy visszaadnam az int(input)-ot, split-elem az inputot egy tombbe es return int( numbersArray[0] ) + int( numbersArray[1] )</text:p>
          </table:table-cell>
          <table:table-cell table:number-columns-repeated="1021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3">
          <table:table-cell office:value-type="float" office:value="6">
            <text:p>6</text:p>
          </table:table-cell>
          <table:table-cell table:style-name="ce3" office:value-type="string">
            <text:p>TEST</text:p>
          </table:table-cell>
          <table:table-cell table:style-name="ce7" office:value-type="string">
            <text:p>Kiprobalom az elozo tesztesetek forditottjait ( pl. “1,2”= 3 → “2,1” = 3 ).</text:p>
          </table:table-cell>
          <table:table-cell table:number-columns-repeated="1021"/>
        </table:table-row>
        <table:table-row table:style-name="ro3">
          <table:table-cell office:value-type="float" office:value="6">
            <text:p>6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incs szukseg kodra.</text:p>
          </table:table-cell>
          <table:table-cell table:number-columns-repeated="1021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3">
          <table:table-cell office:value-type="float" office:value="7">
            <text:p>7</text:p>
          </table:table-cell>
          <table:table-cell table:style-name="ce3" office:value-type="string">
            <text:p>TEST</text:p>
          </table:table-cell>
          <table:table-cell table:style-name="ce7" office:value-type="string">
            <text:p>Kiprobalom, hogy ha 2 tobbjegyu szamot adok meg, megkapom e az osszeguket ( pl. “14,25” = 39 )</text:p>
          </table:table-cell>
          <table:table-cell table:number-columns-repeated="1021"/>
        </table:table-row>
        <table:table-row table:style-name="ro3">
          <table:table-cell office:value-type="float" office:value="7">
            <text:p>7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incs szukseg kodra.</text:p>
          </table:table-cell>
          <table:table-cell table:number-columns-repeated="1021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3">
          <table:table-cell office:value-type="float" office:value="8">
            <text:p>8</text:p>
          </table:table-cell>
          <table:table-cell table:style-name="ce3" office:value-type="string">
            <text:p>TEST</text:p>
          </table:table-cell>
          <table:table-cell table:style-name="ce7" office:value-type="string">
            <text:p>Kiprobalom, hogy ha tobb szamot adok meg akkor mukodik-e ( pl. “1,2,3,4,5” = 15 ).</text:p>
          </table:table-cell>
          <table:table-cell table:number-columns-repeated="1021"/>
        </table:table-row>
        <table:table-row table:style-name="ro3">
          <table:table-cell office:value-type="float" office:value="8">
            <text:p>8</text:p>
          </table:table-cell>
          <table:table-cell table:style-name="ce4" office:value-type="string">
            <text:p>CODE</text:p>
          </table:table-cell>
          <table:table-cell office:value-type="string">
            <text:p>Modositom az add-ot ugy, hogy ha nem ures stringet kap akkor a vesszok menten split-elje egy tombbe a kapott stringet, for-al vegigmegyek a tombbe es hozzaadom egy sum-hoz az int( numbersArray[ I ] ), majd visszaterek a sum-al.</text:p>
          </table:table-cell>
          <table:table-cell table:number-columns-repeated="1021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Kiszervezem egy kulon MathUtils osztalyba az array-en beluli stringek osszeadasat.</text:p>
          </table:table-cell>
          <table:table-cell table:number-columns-repeated="1021"/>
        </table:table-row>
        <table:table-row table:style-name="ro3">
          <table:table-cell office:value-type="float" office:value="9">
            <text:p>9</text:p>
          </table:table-cell>
          <table:table-cell table:style-name="ce3" office:value-type="string">
            <text:p>TEST</text:p>
          </table:table-cell>
          <table:table-cell office:value-type="string">
            <text:p>Kiprobalom, hogy 2 szam eseten, ha vesszo helyett sortoressel valasztom el oket, akkor megkapom e a kivant eredmenyt ( “1\n2” = 3 ).</text:p>
          </table:table-cell>
          <table:table-cell table:number-columns-repeated="1021"/>
        </table:table-row>
        <table:table-row table:style-name="ro3">
          <table:table-cell office:value-type="float" office:value="9">
            <text:p>9</text:p>
          </table:table-cell>
          <table:table-cell table:style-name="ce4" office:value-type="string">
            <text:p>CODE</text:p>
          </table:table-cell>
          <table:table-cell office:value-type="string">
            <text:p>Modositom az add-ot ugy, hogy a split-nel RegExp-et adok meg ( /,|\n/ ), ami a vesszo es az ujsor karakter menten is tordel.</text:p>
          </table:table-cell>
          <table:table-cell table:number-columns-repeated="1021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Kiszervetem egy CRegExp osztalyba a beegetett RegExp-et es azt hasznalom a beegetett helyett.</text:p>
          </table:table-cell>
          <table:table-cell table:number-columns-repeated="1021"/>
        </table:table-row>
        <table:table-row table:style-name="ro3">
          <table:table-cell office:value-type="float" office:value="10">
            <text:p>10</text:p>
          </table:table-cell>
          <table:table-cell table:style-name="ce3" office:value-type="string">
            <text:p>TEST</text:p>
          </table:table-cell>
          <table:table-cell office:value-type="string">
            <text:p>Kiprobalom tobb szam eseten az ujsort karakteres splittelest.</text:p>
          </table:table-cell>
          <table:table-cell table:number-columns-repeated="1021"/>
        </table:table-row>
        <table:table-row table:style-name="ro3">
          <table:table-cell office:value-type="float" office:value="10">
            <text:p>10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incs szukseg kodra.</text:p>
          </table:table-cell>
          <table:table-cell table:number-columns-repeated="1021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3">
          <table:table-cell office:value-type="float" office:value="11">
            <text:p>11</text:p>
          </table:table-cell>
          <table:table-cell table:style-name="ce3" office:value-type="string">
            <text:p>TEST</text:p>
          </table:table-cell>
          <table:table-cell office:value-type="string">
            <text:p>Kiprobalom a vesszo es az ujsor elvalasztojelek egyuttes hasznalatat.</text:p>
          </table:table-cell>
          <table:table-cell table:number-columns-repeated="1021"/>
        </table:table-row>
        <table:table-row table:style-name="ro3">
          <table:table-cell office:value-type="float" office:value="11">
            <text:p>11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incs szukseg kodra.</text:p>
          </table:table-cell>
          <table:table-cell table:number-columns-repeated="1021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3">
          <table:table-cell office:value-type="float" office:value="12">
            <text:p>12</text:p>
          </table:table-cell>
          <table:table-cell table:style-name="ce3" office:value-type="string">
            <text:p>TEST</text:p>
          </table:table-cell>
          <table:table-cell office:value-type="string">
            <text:p>Kiprobalom, hogy ha custom elvalasztojelet adok meg, mukodik e 2 szam eseten az addolas (“//;\n1;2” = 3)</text:p>
          </table:table-cell>
          <table:table-cell table:number-columns-repeated="1021"/>
        </table:table-row>
        <table:table-row table:style-name="ro3">
          <table:table-cell office:value-type="float" office:value="12">
            <text:p>12</text:p>
          </table:table-cell>
          <table:table-cell table:style-name="ce4" office:value-type="string">
            <text:p>CODE</text:p>
          </table:table-cell>
          <table:table-cell office:value-type="string">
            <text:p>Modositom az add-ot ugy, hogy ha az elso 2 karaktere “//” a numbers-nek, akkor 3-at adjon vissza.</text:p>
          </table:table-cell>
          <table:table-cell table:number-columns-repeated="1021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Kiszervezem a CregExp-be a dupla perrel kezdodest ( /^\/\// ), a return 3 helyett visszaadom a 4. es a 6. karakter osszeget. Letrehozok egy StringUtils-t es benne egy altalanos mathcelot, majd azt hasznalom.</text:p>
          </table:table-cell>
          <table:table-cell table:number-columns-repeated="1021"/>
        </table:table-row>
        <table:table-row table:style-name="ro3">
          <table:table-cell office:value-type="float" office:value="13">
            <text:p>13</text:p>
          </table:table-cell>
          <table:table-cell table:style-name="ce3" office:value-type="string">
            <text:p>TEST</text:p>
          </table:table-cell>
          <table:table-cell office:value-type="string">
            <text:p>Kiprobalom, hogy 2 tobbjegyu szam eseten mukodik e az osszeadas ; custom delimiterrel ( “//;\n10;21” = 31 ).</text:p>
          </table:table-cell>
          <table:table-cell table:number-columns-repeated="1021"/>
        </table:table-row>
        <table:table-row table:style-name="ro3">
          <table:table-cell office:value-type="float" office:value="13">
            <text:p>13</text:p>
          </table:table-cell>
          <table:table-cell table:style-name="ce4" office:value-type="string">
            <text:p>CODE</text:p>
          </table:table-cell>
          <table:table-cell office:value-type="string">
            <text:p>Modositom az add-ot ugy, hogy kiszervezem a split-elot egy var-ba, amit a CRegExp.STRING_CALCULATOR_DELIMITER definialok, es felulirom “;”-re, amennyiben dupla perrel kezdodik.</text:p>
          </table:table-cell>
          <table:table-cell table:number-columns-repeated="1021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Kiszervezem egy kulon osztalyba a delimiter vizsgalatot.</text:p>
          </table:table-cell>
          <table:table-cell table:number-columns-repeated="1021"/>
        </table:table-row>
        <table:table-row table:style-name="ro3">
          <table:table-cell office:value-type="float" office:value="14">
            <text:p>14</text:p>
          </table:table-cell>
          <table:table-cell table:style-name="ce3" office:value-type="string">
            <text:p>TEST</text:p>
          </table:table-cell>
          <table:table-cell office:value-type="string">
            <text:p>Kiprobalom, hogy tobb tobbjegyu szam eseten mukodik e az osszeadas ; custom delimiterrel ( "//;\n23;1;30" = 54 ).</text:p>
          </table:table-cell>
          <table:table-cell table:number-columns-repeated="1021"/>
        </table:table-row>
        <table:table-row table:style-name="ro3">
          <table:table-cell office:value-type="float" office:value="14">
            <text:p>14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incs szukseg kodra.</text:p>
          </table:table-cell>
          <table:table-cell table:number-columns-repeated="1021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3">
          <table:table-cell office:value-type="float" office:value="15">
            <text:p>15</text:p>
          </table:table-cell>
          <table:table-cell table:style-name="ce3" office:value-type="string">
            <text:p>TEST</text:p>
          </table:table-cell>
          <table:table-cell office:value-type="string">
            <text:p>Kiprobalom mas delimiter megadasaval az add-ot <text:s/>( "//;\n23V1V30" = 54 )</text:p>
          </table:table-cell>
          <table:table-cell table:number-columns-repeated="1021"/>
        </table:table-row>
        <table:table-row table:style-name="ro3">
          <table:table-cell office:value-type="float" office:value="15">
            <text:p>15</text:p>
          </table:table-cell>
          <table:table-cell table:style-name="ce4" office:value-type="string">
            <text:p>CODE</text:p>
          </table:table-cell>
          <table:table-cell office:value-type="string">
            <text:p>Modositom a getUsedDelimiter()-t ugy, hogy a beegetett “;” helyett a 3. karakterrel irja felul a definialt delimitert, amennyiben szukseges.</text:p>
          </table:table-cell>
          <table:table-cell table:number-columns-repeated="1021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3">
          <table:table-cell office:value-type="float" office:value="16">
            <text:p>16</text:p>
          </table:table-cell>
          <table:table-cell table:style-name="ce3" office:value-type="string">
            <text:p>TEST</text:p>
          </table:table-cell>
          <table:table-cell office:value-type="string">
            <text:p>Kiprobalom, hogy 1 db negativ szamot adok meg. Errort varok.</text:p>
          </table:table-cell>
          <table:table-cell table:number-columns-repeated="1021"/>
        </table:table-row>
        <table:table-row table:style-name="ro3">
          <table:table-cell office:value-type="float" office:value="16">
            <text:p>16</text:p>
          </table:table-cell>
          <table:table-cell table:style-name="ce4" office:value-type="string">
            <text:p>CODE</text:p>
          </table:table-cell>
          <table:table-cell office:value-type="string">
            <text:p>Letrehozok egy isContainNegatives()-t fgv-t, amit meghivok az add()-bol a parseolt Array-al es true-val ter vissza, amennyiben tartalmaz negativot. Ebben az esetben Error-t dobok.</text:p>
          </table:table-cell>
          <table:table-cell table:number-columns-repeated="1021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Kiszervezem egy ArrayUtils-ba a isContainNegatives() fgv-t, majd az egesz vizsgalatot kiszervezem egy checkNegatives() fgv-be.</text:p>
          </table:table-cell>
          <table:table-cell table:number-columns-repeated="1021"/>
        </table:table-row>
        <table:table-row table:style-name="ro3">
          <table:table-cell office:value-type="float" office:value="17">
            <text:p>17</text:p>
          </table:table-cell>
          <table:table-cell table:style-name="ce3" office:value-type="string">
            <text:p>TEST</text:p>
          </table:table-cell>
          <table:table-cell office:value-type="string">
            <text:p>Kiprobalom egy negativ szammal, de most elvarom azt is, hogy visszakapjam a negativ szamot az error-ban.</text:p>
          </table:table-cell>
          <table:table-cell table:number-columns-repeated="1021"/>
        </table:table-row>
        <table:table-row table:style-name="ro3">
          <table:table-cell office:value-type="float" office:value="17">
            <text:p>17</text:p>
          </table:table-cell>
          <table:table-cell table:style-name="ce4" office:value-type="string">
            <text:p>CODE</text:p>
          </table:table-cell>
          <table:table-cell office:value-type="string">
            <text:p>Modositom az isContainNegatives()-t, hogy visszaadja a negativokat, ha voltak. Kiegeszitem ezekkel a szamokkal az Error uzenetet.</text:p>
          </table:table-cell>
          <table:table-cell table:number-columns-repeated="1021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3">
          <table:table-cell office:value-type="float" office:value="18">
            <text:p>18</text:p>
          </table:table-cell>
          <table:table-cell table:style-name="ce3" office:value-type="string">
            <text:p>TEST</text:p>
          </table:table-cell>
          <table:table-cell office:value-type="string">
            <text:p>Kiprobalom tobb negativ szammal is.</text:p>
          </table:table-cell>
          <table:table-cell table:number-columns-repeated="1021"/>
        </table:table-row>
        <table:table-row table:style-name="ro3">
          <table:table-cell office:value-type="float" office:value="18">
            <text:p>18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incs szukseg kodra.</text:p>
          </table:table-cell>
          <table:table-cell table:number-columns-repeated="1021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3">
          <table:table-cell office:value-type="float" office:value="19">
            <text:p>19</text:p>
          </table:table-cell>
          <table:table-cell table:style-name="ce3" office:value-type="string">
            <text:p>TEST</text:p>
          </table:table-cell>
          <table:table-cell office:value-type="string">
            <text:p>Kiprobalom olyan szamok osszeadasat, amik tul mennek az 1000-es limiten ( pl. “2,1001” = 2 ).</text:p>
          </table:table-cell>
          <table:table-cell table:number-columns-repeated="1021"/>
        </table:table-row>
        <table:table-row table:style-name="ro3">
          <table:table-cell office:value-type="float" office:value="19">
            <text:p>19</text:p>
          </table:table-cell>
          <table:table-cell table:style-name="ce4" office:value-type="string">
            <text:p>CODE</text:p>
          </table:table-cell>
          <table:table-cell office:value-type="string">
            <text:p>Modositom a getSumFromArray()-t a MathUtils-ban, hogy meg lehessen neki adni limitet, amit ne vegyen figyelembe.</text:p>
          </table:table-cell>
          <table:table-cell table:number-columns-repeated="1021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ce6" office:value-type="string">
            <text:p>ArrayUtilsTest</text:p>
          </table:table-cell>
          <table:table-cell table:number-columns-repeated="1021"/>
        </table:table-row>
        <table:table-row table:style-name="ro3">
          <table:table-cell office:value-type="float" office:value="19">
            <text:p>19</text:p>
          </table:table-cell>
          <table:table-cell table:style-name="ce3" office:value-type="string">
            <text:p>TEST</text:p>
          </table:table-cell>
          <table:table-cell office:value-type="string">
            <text:p>Kiprobalom, hogy ures Array-nal false-t ad e vissza az isContainNegatives().</text:p>
          </table:table-cell>
          <table:table-cell table:number-columns-repeated="1021"/>
        </table:table-row>
        <table:table-row table:style-name="ro3">
          <table:table-cell office:value-type="float" office:value="19">
            <text:p>19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incs szukseg kodra.</text:p>
          </table:table-cell>
          <table:table-cell table:number-columns-repeated="1021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3">
          <table:table-cell office:value-type="float" office:value="20">
            <text:p>20</text:p>
          </table:table-cell>
          <table:table-cell table:style-name="ce3" office:value-type="string">
            <text:p>TEST</text:p>
          </table:table-cell>
          <table:table-cell office:value-type="string">
            <text:p>Kiprobalom, hogy olyan Array-nal false-t ad e vissza az isContainNegatives(), amiben nincs negativ.</text:p>
          </table:table-cell>
          <table:table-cell table:number-columns-repeated="1021"/>
        </table:table-row>
        <table:table-row table:style-name="ro3">
          <table:table-cell office:value-type="float" office:value="20">
            <text:p>20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incs szukseg kodra.</text:p>
          </table:table-cell>
          <table:table-cell table:number-columns-repeated="1021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3">
          <table:table-cell office:value-type="float" office:value="20">
            <text:p>20</text:p>
          </table:table-cell>
          <table:table-cell table:style-name="ce3" office:value-type="string">
            <text:p>TEST</text:p>
          </table:table-cell>
          <table:table-cell office:value-type="string">
            <text:p>Kiprobalom, hogy olyan Array-nal true-t ad e vissza az isContainNegatives(), amiben van negativ.</text:p>
          </table:table-cell>
          <table:table-cell table:number-columns-repeated="1021"/>
        </table:table-row>
        <table:table-row table:style-name="ro3">
          <table:table-cell office:value-type="float" office:value="20">
            <text:p>20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incs szukseg kodra.</text:p>
          </table:table-cell>
          <table:table-cell table:number-columns-repeated="1021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ce6" office:value-type="string">
            <text:p>StringUtilsTest</text:p>
          </table:table-cell>
          <table:table-cell table:number-columns-repeated="1021"/>
        </table:table-row>
        <table:table-row table:style-name="ro3">
          <table:table-cell office:value-type="float" office:value="19">
            <text:p>19</text:p>
          </table:table-cell>
          <table:table-cell table:style-name="ce3" office:value-type="string">
            <text:p>TEST</text:p>
          </table:table-cell>
          <table:table-cell office:value-type="string">
            <text:p>Kiprobalom, hogy sima String matcher eseten visszaadja-e a megfelelo erteket a isMatch().</text:p>
          </table:table-cell>
          <table:table-cell table:number-columns-repeated="1021"/>
        </table:table-row>
        <table:table-row table:style-name="ro3">
          <table:table-cell office:value-type="float" office:value="19">
            <text:p>19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incs szukseg kodra.</text:p>
          </table:table-cell>
          <table:table-cell table:number-columns-repeated="1021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Kiszervezem constansba a teszt string-et.</text:p>
          </table:table-cell>
          <table:table-cell table:number-columns-repeated="1021"/>
        </table:table-row>
        <table:table-row table:style-name="ro3">
          <table:table-cell office:value-type="float" office:value="20">
            <text:p>20</text:p>
          </table:table-cell>
          <table:table-cell table:style-name="ce3" office:value-type="string">
            <text:p>TEST</text:p>
          </table:table-cell>
          <table:table-cell office:value-type="string">
            <text:p>Kiprobalom, hogy sima Regexp matcher eseten visszaadja-e a megfelelo erteket a isMatch().</text:p>
          </table:table-cell>
          <table:table-cell table:number-columns-repeated="1021"/>
        </table:table-row>
        <table:table-row table:style-name="ro3">
          <table:table-cell office:value-type="float" office:value="20">
            <text:p>20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incs szukseg kodra.</text:p>
          </table:table-cell>
          <table:table-cell table:number-columns-repeated="1021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ce6" office:value-type="string">
            <text:p>StringUtilsTest</text:p>
          </table:table-cell>
          <table:table-cell table:number-columns-repeated="1021"/>
        </table:table-row>
        <table:table-row table:style-name="ro3">
          <table:table-cell office:value-type="float" office:value="19">
            <text:p>19</text:p>
          </table:table-cell>
          <table:table-cell table:style-name="ce3" office:value-type="string">
            <text:p>TEST</text:p>
          </table:table-cell>
          <table:table-cell office:value-type="string">
            <text:p>Kiprobalom, hogy ures Array-nal 0-t ad e vissza az getSumFromArray().</text:p>
          </table:table-cell>
          <table:table-cell table:number-columns-repeated="1021"/>
        </table:table-row>
        <table:table-row table:style-name="ro3">
          <table:table-cell office:value-type="float" office:value="19">
            <text:p>19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incs szukseg kodra.</text:p>
          </table:table-cell>
          <table:table-cell table:number-columns-repeated="1021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Kiszervezem constansba a teszt string-et.</text:p>
          </table:table-cell>
          <table:table-cell table:number-columns-repeated="1021"/>
        </table:table-row>
        <table:table-row table:style-name="ro3">
          <table:table-cell office:value-type="float" office:value="20">
            <text:p>20</text:p>
          </table:table-cell>
          <table:table-cell table:style-name="ce3" office:value-type="string">
            <text:p>TEST</text:p>
          </table:table-cell>
          <table:table-cell office:value-type="string">
            <text:p>Kiprobalom, hogy nem negativ szamokkal helyesen ad e vissza.</text:p>
          </table:table-cell>
          <table:table-cell table:number-columns-repeated="1021"/>
        </table:table-row>
        <table:table-row table:style-name="ro3">
          <table:table-cell office:value-type="float" office:value="20">
            <text:p>20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incs szukseg kodra.</text:p>
          </table:table-cell>
          <table:table-cell table:number-columns-repeated="1021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3">
          <table:table-cell office:value-type="float" office:value="20">
            <text:p>20</text:p>
          </table:table-cell>
          <table:table-cell table:style-name="ce3" office:value-type="string">
            <text:p>TEST</text:p>
          </table:table-cell>
          <table:table-cell office:value-type="string">
            <text:p>Kiprobalom, hogy negativ szamokkal helyesen ad e vissza.</text:p>
          </table:table-cell>
          <table:table-cell table:number-columns-repeated="1021"/>
        </table:table-row>
        <table:table-row table:style-name="ro3">
          <table:table-cell office:value-type="float" office:value="20">
            <text:p>20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incs szukseg kodra.</text:p>
          </table:table-cell>
          <table:table-cell table:number-columns-repeated="1021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3">
          <table:table-cell office:value-type="float" office:value="20">
            <text:p>20</text:p>
          </table:table-cell>
          <table:table-cell table:style-name="ce3" office:value-type="string">
            <text:p>TEST</text:p>
          </table:table-cell>
          <table:table-cell office:value-type="string">
            <text:p>Kiprobalom, hogy limitacio megadasa mellett is jol mukodik e a kod.</text:p>
          </table:table-cell>
          <table:table-cell table:number-columns-repeated="1021"/>
        </table:table-row>
        <table:table-row table:style-name="ro3">
          <table:table-cell office:value-type="float" office:value="20">
            <text:p>20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incs szukseg kodra.</text:p>
          </table:table-cell>
          <table:table-cell table:number-columns-repeated="1021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5" office:value-type="string">
            <text:p>REFACT</text:p>
          </table:table-cell>
          <table:table-cell table:style-name="ce2" office:value-type="string">
            <text:p>Nincs szukseg refaktra.</text:p>
          </table:table-cell>
          <table:table-cell table:number-columns-repeated="1021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10/15/2014</text:date>, <text:time>00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5T00:13:09.01</dc:date>
    <meta:generator>OpenOffice/4.0.1$Win32 OpenOffice.org_project/401m5$Build-9714</meta:generator>
    <meta:editing-duration>PT4H51M30S</meta:editing-duration>
    <meta:editing-cycles>51</meta:editing-cycles>
    <meta:document-statistic meta:table-count="1" meta:cell-count="259" meta:object-count="0"/>
  </office:meta>
</office:document-meta>
</file>